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3fd5" officeooo:paragraph-rsid="00063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binary Superconductors:</text:p>
      <text:p text:style-name="P1"/>
      <text:p text:style-name="P1">-CrRu</text:p>
      <text:p text:style-name="P1">-NbSn</text:p>
      <text:p text:style-name="P1">-CrRe</text:p>
      <text:p text:style-name="P1">-MoRh</text:p>
      <text:p text:style-name="P1">-RhSe</text:p>
      <text:p text:style-name="P1">-InLa</text:p>
      <text:p text:style-name="P1">-LaSn</text:p>
      <text:p text:style-name="P1">-RuSc</text:p>
      <text:p text:style-name="P1">-RuY</text:p>
      <text:p text:style-name="P1">-SiV</text:p>
      <text:p text:style-name="P1">-LaRu</text:p>
      <text:p text:style-name="P1">-HfMo</text:p>
      <text:p text:style-name="P1">-LaPb</text:p>
      <text:p text:style-name="P1">-LaRu</text:p>
      <text:p text:style-name="P1">-PdTe</text:p>
      <text:p text:style-name="P1">-SbV</text:p>
      <text:p text:style-name="P1">-Nnb</text:p>
      <text:p text:style-name="P1">-Si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2:31:36.255832230</meta:creation-date>
    <dc:date>2022-05-06T12:34:58.196525779</dc:date>
    <meta:editing-duration>PT3M23S</meta:editing-duration>
    <meta:editing-cycles>1</meta:editing-cycles>
    <meta:document-statistic meta:table-count="0" meta:image-count="0" meta:object-count="0" meta:page-count="1" meta:paragraph-count="19" meta:word-count="22" meta:character-count="116" meta:non-whitespace-character-count="113"/>
    <meta:generator>LibreOffice/6.4.7.2$Linux_X86_64 LibreOffice_project/40$Build-2</meta:generator>
  </office:meta>
</office:document-meta>
</file>